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paragraph-rsid="0000cfc4" style:font-weight-asian="normal" style:font-weight-complex="normal"/>
    </style:style>
    <style:style style:name="P2" style:family="paragraph" style:parent-style-name="Text_20_body">
      <style:text-properties fo:font-weight="normal" officeooo:rsid="000253de" officeooo:paragraph-rsid="000253de" style:font-weight-asian="normal" style:font-weight-complex="normal"/>
    </style:style>
    <style:style style:name="P3" style:family="paragraph" style:parent-style-name="Text_20_body">
      <style:text-properties fo:font-weight="normal" officeooo:rsid="0000cfc4" officeooo:paragraph-rsid="0000cfc4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itle">
      <style:text-properties fo:font-weight="normal" officeooo:paragraph-rsid="0000cfc4" style:font-weight-asian="normal" style:font-weight-complex="normal"/>
    </style:style>
    <style:style style:name="P6" style:family="paragraph" style:parent-style-name="Table_20_Contents">
      <style:paragraph-properties fo:text-align="justify" style:justify-single-word="false"/>
      <style:text-properties officeooo:rsid="00026f8b" officeooo:paragraph-rsid="00026f8b"/>
    </style:style>
    <style:style style:name="P7" style:family="paragraph" style:parent-style-name="Table_20_Contents">
      <style:paragraph-properties fo:text-align="justify" style:justify-single-word="false"/>
      <style:text-properties officeooo:rsid="0000cfc4" officeooo:paragraph-rsid="0000cfc4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Heading_20_1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6f8b" style:font-weight-asian="normal" style:font-weight-complex="normal"/>
    </style:style>
    <style:style style:name="T3" style:family="text">
      <style:text-properties fo:font-weight="normal" officeooo:rsid="00037508" style:font-weight-asian="normal" style:font-weight-complex="normal"/>
    </style:style>
    <style:style style:name="T4" style:family="text">
      <style:text-properties officeooo:rsid="00026f8b"/>
    </style:style>
    <style:style style:name="T5" style:family="text">
      <style:text-properties officeooo:rsid="00037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o de Uso: Visualizar <text:span text:style-name="T4">Acervo em Geral</text:span></text:p>
      <text:p text:style-name="P1"/>
      <text:h text:style-name="P9" text:outline-level="1">Atores</text:h>
      <text:p text:style-name="Text_20_body"><text:span text:style-name="T1"><text:tab/></text:span><text:span text:style-name="T2">Visitante</text:span></text:p>
      <text:h text:style-name="P9" text:outline-level="1">Descrição</text:h>
      <text:p text:style-name="P4"><text:span text:style-name="T1"><text:tab/></text:span><text:span text:style-name="T2">Visitante navegará até a página que contem informações sobre a </text:span><text:span text:style-name="T3">Flora</text:span><text:span text:style-name="T2"> catalogad</text:span><text:span text:style-name="T3">a</text:span><text:span text:style-name="T2"> no acervo, exibindo uma descrição sobre a </text:span><text:span text:style-name="T3">Fauna</text:span><text:span text:style-name="T2"> e os últimos exemplares catalogados.</text:span></text:p>
      <text:h text:style-name="P9" text:outline-level="1">Tipo</text:h>
      <text:p text:style-name="P2"><text:tab/>Primário e essencial.</text:p>
      <text:h text:style-name="P9" text:outline-level="1">Fluxo Básico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Ação do Ator</text:p>
          </table:table-cell>
          <table:table-cell table:style-name="Tabela1.B1" office:value-type="string">
            <text:p text:style-name="P7">Resposta do Sistema</text:p>
          </table:table-cell>
        </table:table-row>
        <table:table-row>
          <table:table-cell table:style-name="Tabela1.A2" office:value-type="string">
            <text:p text:style-name="P6">1 – Visitante acessara a página de acervo.</text:p>
          </table:table-cell>
          <table:table-cell table:style-name="Tabela1.B2" office:value-type="string">
            <text:p text:style-name="P8"><text:span text:style-name="T4">2 – Sistema retorna </text:span>página<text:span text:style-name="T4"> que contem informações gerais sobre o Acervo do Museu, página exibe campos para busca no acervo e busca iterativa e os último exemplares cadastrados.</text:span></text:p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8"/>
          </table:table-cell>
          <table:table-cell table:style-name="Tabela1.B2" office:value-type="string">
            <text:p text:style-name="P8"/>
          </table:table-cell>
        </table:table-row>
      </table:table>
      <text:p text:style-name="P3"/>
      <text:h text:style-name="P9" text:outline-level="1">Fluxo Alternativ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19:04.065000000</meta:creation-date>
    <dc:date>2014-04-16T10:50:51.184000000</dc:date>
    <meta:editing-duration>PT1M14S</meta:editing-duration>
    <meta:editing-cycles>7</meta:editing-cycles>
    <meta:generator>LibreOffice/4.2.3.3$Windows_x86 LibreOffice_project/882f8a0a489bc99a9e60c7905a60226254cb6ff0</meta:generator>
    <meta:document-statistic meta:table-count="1" meta:image-count="0" meta:object-count="0" meta:page-count="1" meta:paragraph-count="13" meta:word-count="89" meta:character-count="538" meta:non-whitespace-character-count="462"/>
  </office:meta>
</office:document-meta>
</file>